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Mono PS" svg:font-family="'Nimbus Mono PS'" style:font-adornments="Regular" style:font-pitch="variable"/>
    <style:font-face style:name="Nimbus Mono PS1" svg:font-family="'Nimbus Mono PS'" style:font-adornments="Regular" style:font-pitch="fixed"/>
    <style:font-face style:name="Nimbus Roman" svg:font-family="'Nimbus Roman'" style:font-pitch="variable"/>
    <style:font-face style:name="Nimbus Roman1" svg:font-family="'Nimbus Roman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5.85cm" draw:shadow-offset-x="0.203cm" draw:shadow-offset-y="0.203cm"/>
    </style:style>
    <style:style style:name="gr2" style:family="graphic" style:parent-style-name="standard">
      <style:graphic-properties svg:stroke-color="#000000" draw:fill="none" draw:fill-color="#000000" draw:textarea-vertical-align="middle" draw:auto-grow-height="false" fo:min-height="3.362cm" fo:min-width="0cm" fo:wrap-option="wrap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vertical-align="middle" draw:auto-grow-height="false" fo:min-height="5.774cm" fo:min-width="0cm" fo:wrap-option="wrap"/>
    </style:style>
    <style:style style:name="gr4" style:family="graphic" style:parent-style-name="standard">
      <style:graphic-properties svg:stroke-color="#000000" draw:fill="none" draw:fill-color="#000000" draw:textarea-vertical-align="middle" draw:auto-grow-height="false" fo:min-height="0.714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564cm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none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4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2.309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Nimbus Mono PS1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Nimbus Mono P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349cm" svg:height="3.809cm" svg:x="4.44cm" svg:y="4.11cm" svg:viewBox="0 0 6350 3810" svg:d="M0 3810v-3810h6350v3810zM1270 0v3810zM2570 0v3810zM3770 0v3810zM5070 0v3810zM0 1270h6350zM0 2570h6350z">
          <text:p/>
        </draw:path>
        <draw:path draw:style-name="gr1" draw:text-style-name="P1" xml:id="id1" draw:id="id1" draw:layer="layout" svg:width="6.349cm" svg:height="3.809cm" svg:x="3.54cm" svg:y="4.81cm" svg:viewBox="0 0 6350 3810" svg:d="M0 3810v-3810h6350v3810zM1270 0v3810zM2570 0v3810zM3770 0v3810zM5070 0v3810zM0 1270h6350zM0 2570h6350z">
          <text:p/>
        </draw:path>
        <draw:custom-shape draw:style-name="gr2" draw:text-style-name="P2" draw:layer="layout" svg:width="0.762cm" svg:height="3.81cm" svg:x="2.397cm" svg:y="4.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layout" svg:width="0.89cm" svg:height="6.354cm" draw:transform="rotate (-1.57917390720447) translate (9.901cm 9cm)">
          <text:p/>
          <draw:enhanced-geometry svg:viewBox="0 0 21600 21600" draw:glue-points="0 0 0 21600 21600 10800" draw:text-areas="0 ?f9 7800 ?f10" draw:type="right-brace" draw:modifiers="1800 10909.806493932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layer="layout" svg:width="0.635cm" svg:height="1.016cm" draw:transform="rotate (-0.628667596568357) translate (11.027cm 8.1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301cm" svg:height="0.814cm" draw:transform="rotate (1.5707963267949) translate (1.635cm 7.858cm)">
          <draw:text-box>
            <text:p><text:span text:style-name="T1">rows</text:span></text:p>
          </draw:text-box>
        </draw:frame>
        <draw:frame draw:style-name="gr5" draw:text-style-name="P4" draw:layer="layout" svg:width="2.301cm" svg:height="0.814cm" svg:x="5.557cm" svg:y="9.965cm">
          <draw:text-box>
            <text:p><text:span text:style-name="T1">cols</text:span></text:p>
          </draw:text-box>
        </draw:frame>
        <draw:frame draw:style-name="gr5" draw:text-style-name="P4" draw:layer="layout" svg:width="2.54cm" svg:height="0.814cm" draw:transform="rotate (0.959931088596881) translate (10.775cm 9.979cm)">
          <draw:text-box>
            <text:p><text:span text:style-name="T1">bands</text:span></text:p>
          </draw:text-box>
        </draw:frame>
        <draw:connector draw:style-name="gr6" draw:text-style-name="P3" draw:layer="layout" draw:type="curve" draw:line-skew="1.339cm" svg:x1="9.89cm" svg:y1="6.715cm" svg:x2="10.779cm" svg:y2="6.016cm" draw:start-shape="id1" svg:d="M9890 6715c3051 0 2606-699 889-699" svg:viewBox="0 0 2237 700">
          <text:p/>
        </draw:connector>
        <draw:frame draw:style-name="gr7" draw:text-style-name="P5" draw:layer="layout" svg:width="2.932cm" svg:height="0.674cm" svg:x="12.038cm" svg:y="6.08cm">
          <draw:text-box>
            <text:p>Element (1, 4)</text:p>
          </draw:text-box>
        </draw:frame>
        <draw:frame draw:style-name="gr8" draw:text-style-name="P5" xml:id="id2" draw:id="id2" draw:layer="layout" svg:width="2.809cm" svg:height="0.674cm" svg:x="8.482cm" svg:y="2.778cm">
          <draw:text-box>
            <text:p>Cell (0, 2, 0)</text:p>
          </draw:text-box>
        </draw:frame>
        <draw:connector draw:style-name="gr9" draw:text-style-name="P3" draw:layer="layout" draw:type="curve" svg:x1="8.482cm" svg:y1="3.115cm" svg:x2="6.715cm" svg:y2="4.81cm" draw:start-shape="id2" draw:start-glue-point="3" draw:end-shape="id1" svg:d="M8482 3115c-1178 0-1767 565-1767 1695" svg:viewBox="0 0 1768 16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Mono PS" svg:font-family="'Nimbus Mono PS'" style:font-adornments="Regular" style:font-pitch="variable"/>
    <style:font-face style:name="Nimbus Mono PS1" svg:font-family="'Nimbus Mono PS'" style:font-adornments="Regular" style:font-pitch="fixed"/>
    <style:font-face style:name="Nimbus Roman" svg:font-family="'Nimbus Roman'" style:font-pitch="variable"/>
    <style:font-face style:name="Nimbus Roman1" svg:font-family="'Nimbus Roman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1" fo:font-family="'Nimbus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2T20:23:13.521296421</meta:creation-date>
    <dc:date>2023-08-24T19:51:35.836927301</dc:date>
    <meta:editing-duration>PT26M44S</meta:editing-duration>
    <meta:editing-cycles>6</meta:editing-cycles>
    <meta:generator>LibreOffice/7.3.7.2$Linux_X86_64 LibreOffice_project/30$Build-2</meta:generator>
    <meta:document-statistic meta:object-count="12"/>
  </office:meta>
</office:document-meta>
</file>